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calligra="http://www.calligra.org/2005/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/>
    <style:font-face style:name="Liberation Serif" svg:font-family="'Liberation Serif'"/>
    <style:font-face style:name="Sans Serif" svg:font-family="'Sans Serif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3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20pt" fo:font-weight="bold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4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20pt" fo:font-weight="bold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5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hyphenate="false" fo:hyphenation-remain-char-count="2" fo:hyphenation-push-char-count="2" loext:hyphenation-no-caps="false"/>
    </style:style>
    <style:style style:name="P6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hay lugar mas alto</text:p>
      <text:p text:style-name="P1">Miel San Marcos</text:p>
      <text:p text:style-name="P1"/>
      <text:p text:style-name="P1">A tus pies arde mi corazón</text:p>
      <text:p text:style-name="P1">a tus pies entrego lo que soy</text:p>
      <text:p text:style-name="P1">Es el lugar de mi seguridad</text:p>
      <text:p text:style-name="P1">Donde nadie me puede señalar</text:p>
      <text:p text:style-name="P1"/>
      <text:p text:style-name="P1">Me perdonaste, me acercaste a tu presencia <text:s text:c="46"/></text:p>
      <text:p text:style-name="P1">Me levantaste, hoy me postro a adorarte</text:p>
      <text:p text:style-name="P1"/>
      <text:p text:style-name="P1">//No hay lugar más alto, más grande</text:p>
      <text:p text:style-name="P1">Que estar a tus pies, que estar a tus pies//</text:p>
      <text:p text:style-name="P1"/>
      <text:p text:style-name="P1">A tus pies arde mi corazón</text:p>
      <text:p text:style-name="P1">a tus pies entrego lo que soy</text:p>
      <text:p text:style-name="P1">Es el lugar de mi seguridad</text:p>
      <text:p text:style-name="P1">Donde nadie me puede señalar</text:p>
      <text:p text:style-name="P1"/>
      <text:p text:style-name="P1">//No hay lugar más alto, más grande</text:p>
      <text:p text:style-name="P1">Que estar a tus pies, que estar a tus pies//</text:p>
      <text:p text:style-name="P1"/>
      <text:p text:style-name="P1">//Y aquí permaneceré, postrado a tus pies,</text:p>
      <text:p text:style-name="P1">Y aquí permaneceré a los pies de Cristo//</text:p>
      <text:p text:style-name="P1"/>
      <text:p text:style-name="P1">////No hay lugar más alto, más grande</text:p>
      <text:p text:style-name="P1">Que estar a tus pies, que estar a tus pies////</text:p>
      <text:p text:style-name="P1"/>
      <text:p text:style-name="P1"/>
      <text:p text:style-name="P3">Revelación</text:p>
      <text:p text:style-name="P3">Danilo Montero</text:p>
      <text:p text:style-name="P1"/>
      <text:p text:style-name="P2">Digno es El, cordero Santo,</text:p>
      <text:p text:style-name="P2">Santo Santo es él</text:p>
      <text:p text:style-name="P2">Levantamos nuestra alabanza</text:p>
      <text:p text:style-name="P2">al que en el trono está.</text:p>
      <text:p text:style-name="P2"/>
      <text:p text:style-name="P2">Santo, Santo, Santo Dios todopoderoso</text:p>
      <text:p text:style-name="P2">Quien fue, quien es y quien vendrá.</text:p>
      <text:p text:style-name="P2">La creación hoy canta y damos gloria a Él</text:p>
      <text:p text:style-name="P2">tu eres digno por siempre y siempre</text:p>
      <text:p text:style-name="P2"/>
      <text:p text:style-name="P2">Digno es El, cordero Santo,</text:p>
      <text:p text:style-name="P2">Santo Santo es él</text:p>
      <text:p text:style-name="P2">Levantamos nuestra alabanza</text:p>
      <text:p text:style-name="P2">al que en el trono está.</text:p>
      <text:p text:style-name="P2"/>
      <text:p text:style-name="P2">//Santo, Santo, Santo Dios todopoderoso</text:p>
      <text:p text:style-name="P2">Quien fue, quien es y quien vendrá.</text:p>
      <text:p text:style-name="P2">La creación hoy canta y damos gloria a Él</text:p>
      <text:p text:style-name="P2">tu eres digno por siempre y siempre//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calligra="http://www.calligra.org/2005/" xmlns:xhtml="http://www.w3.org/1999/xhtml" office:version="1.3">
  <office:font-face-decls>
    <style:font-face style:name="DejaVu Serif" svg:font-family="'DejaVu Serif'"/>
    <style:font-face style:name="Liberation Serif" svg:font-family="'Liberation Serif'"/>
    <style:font-face style:name="Sans Serif" svg:font-family="'Sans Serif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Heading" style:family="paragraph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Index" style:family="paragraph" style:class="index">
      <style:paragraph-properties text:number-lines="false" text:line-number="0"/>
    </style:style>
    <style:style style:name="Preformatted_20_Text" style:display-name="Preformatted Text" style:family="paragraph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/>
    </style:style>
    <style:style style:name="Caption" style:family="paragraph" style:class="extra">
      <style:paragraph-properties fo:margin-top="0.212cm" fo:margin-bottom="0.212cm" style:contextual-spacing="false" text:number-lines="false" text:line-number="0"/>
      <style:text-properties fo:font-size="12pt" fo:font-style="italic"/>
    </style:style>
    <style:style style:name="List" style:family="paragraph" style:class="list"/>
    <style:style style:name="Heading_20_1" style:display-name="Heading 1" style:family="paragraph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s" fo:country="EC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cm">
        <style:columns fo:column-count="2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meta:initial-creator>Desconocido</meta:initial-creator>
    <meta:editing-cycles>22</meta:editing-cycles>
    <dc:date>2024-10-17T11:58:43.920676818</dc:date>
    <meta:creation-date>2024-08-17T18:25:24.648525073</meta:creation-date>
    <meta:editing-duration>PT20M52S</meta:editing-duration>
    <meta:document-statistic meta:table-count="0" meta:image-count="0" meta:object-count="0" meta:page-count="1" meta:paragraph-count="38" meta:word-count="231" meta:character-count="1222" meta:non-whitespace-character-count="982"/>
    <meta:user-defined meta:name="ZOTERO_PREF_1">&lt;data data-version="3" zotero-version="7.0.7"&gt;&lt;session id="efLD2sAw"/&gt;&lt;style id="" hasBibliography="0" bibliographyStyleHasBeenSet="0"/&gt;&lt;prefs/&gt;&lt;/data&gt;</meta:user-defined>
  </office:meta>
</office:document-meta>
</file>